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Template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Template.Transac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Template.TransactionTemplate( Platform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Template.execute( TransactionCallback &lt; T &gt;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nsactionTemplate.setTransactionManager( @ Nullable Platform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Template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Template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Template.rollbackOnException( TransactionStatus status ,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Template.TransactionTemplate( PlatformTransactionManager transactionManager , TransactionDefinition transactio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